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paragraph-rsid="001cee6b"/>
    </style:style>
    <style:style style:name="P2" style:family="paragraph" style:parent-style-name="Standard">
      <style:text-properties officeooo:rsid="001acebd" officeooo:paragraph-rsid="001acebd"/>
    </style:style>
    <style:style style:name="P3" style:family="paragraph" style:parent-style-name="Standard">
      <style:text-properties officeooo:rsid="001acebd" officeooo:paragraph-rsid="001c0359"/>
    </style:style>
    <style:style style:name="P4" style:family="paragraph" style:parent-style-name="Standard">
      <style:text-properties officeooo:rsid="00241574" officeooo:paragraph-rsid="00241574"/>
    </style:style>
    <style:style style:name="P5" style:family="paragraph" style:parent-style-name="Standard">
      <style:text-properties officeooo:rsid="002421d7" officeooo:paragraph-rsid="002421d7"/>
    </style:style>
    <style:style style:name="P6" style:family="paragraph" style:parent-style-name="Standard">
      <style:text-properties officeooo:rsid="0024f4c0" officeooo:paragraph-rsid="0024f4c0"/>
    </style:style>
    <style:style style:name="P7" style:family="paragraph" style:parent-style-name="Standard">
      <style:text-properties officeooo:rsid="002862d5" officeooo:paragraph-rsid="002862d5"/>
    </style:style>
    <style:style style:name="P8" style:family="paragraph" style:parent-style-name="Standard">
      <style:text-properties officeooo:rsid="002bf83e" officeooo:paragraph-rsid="002bf83e"/>
    </style:style>
    <style:style style:name="P9" style:family="paragraph" style:parent-style-name="Standard">
      <style:text-properties officeooo:rsid="002ee0c3" officeooo:paragraph-rsid="002ee0c3"/>
    </style:style>
    <style:style style:name="P10" style:family="paragraph" style:parent-style-name="Standard">
      <style:text-properties officeooo:rsid="002ee0c3" officeooo:paragraph-rsid="0031f3b9"/>
    </style:style>
    <style:style style:name="P11" style:family="paragraph" style:parent-style-name="Standard">
      <style:text-properties officeooo:rsid="003037b8" officeooo:paragraph-rsid="003037b8"/>
    </style:style>
    <style:style style:name="P12" style:family="paragraph" style:parent-style-name="Standard">
      <style:text-properties officeooo:rsid="0031f3b9" officeooo:paragraph-rsid="0031f3b9"/>
    </style:style>
    <style:style style:name="P13" style:family="paragraph" style:parent-style-name="Standard">
      <style:text-properties officeooo:rsid="00230ce6" officeooo:paragraph-rsid="00230ce6"/>
    </style:style>
    <style:style style:name="P14" style:family="paragraph" style:parent-style-name="Standard">
      <style:text-properties fo:font-style="normal" officeooo:rsid="0031f3b9" officeooo:paragraph-rsid="0031f3b9" style:font-style-asian="normal" style:font-style-complex="normal"/>
    </style:style>
    <style:style style:name="P15" style:family="paragraph" style:parent-style-name="Standard">
      <style:text-properties fo:font-style="normal" officeooo:rsid="00354b7e" officeooo:paragraph-rsid="00354b7e" style:font-style-asian="normal" style:font-style-complex="normal"/>
    </style:style>
    <style:style style:name="P16" style:family="paragraph" style:parent-style-name="Standard">
      <style:text-properties fo:font-style="normal" officeooo:rsid="0034b01b" officeooo:paragraph-rsid="0034b01b" style:font-style-asian="normal" style:font-style-complex="normal"/>
    </style:style>
    <style:style style:name="P17" style:family="paragraph" style:parent-style-name="Standard">
      <style:paragraph-properties fo:break-before="page"/>
      <style:text-properties officeooo:rsid="001acebd" officeooo:paragraph-rsid="001c0359"/>
    </style:style>
    <style:style style:name="P18" style:family="paragraph" style:parent-style-name="Title">
      <style:text-properties officeooo:paragraph-rsid="001cee6b"/>
    </style:style>
    <style:style style:name="P19" style:family="paragraph" style:parent-style-name="Title">
      <style:text-properties officeooo:rsid="001cee6b" officeooo:paragraph-rsid="001cee6b"/>
    </style:style>
    <style:style style:name="P20" style:family="paragraph" style:parent-style-name="Title">
      <style:text-properties officeooo:rsid="00267454" officeooo:paragraph-rsid="00267454"/>
    </style:style>
    <style:style style:name="P21" style:family="paragraph" style:parent-style-name="Standard">
      <style:text-properties officeooo:rsid="001acebd" officeooo:paragraph-rsid="00230ce6"/>
    </style:style>
    <style:style style:name="P22" style:family="paragraph" style:parent-style-name="Standard">
      <style:text-properties officeooo:rsid="001acebd" officeooo:paragraph-rsid="001c0359"/>
    </style:style>
    <style:style style:name="P23" style:family="paragraph" style:parent-style-name="Standard">
      <style:text-properties fo:color="#ffffff" fo:font-style="italic"/>
    </style:style>
    <style:style style:name="T1" style:family="text">
      <style:text-properties officeooo:rsid="001acebd"/>
    </style:style>
    <style:style style:name="T2" style:family="text">
      <style:text-properties officeooo:rsid="001cee6b"/>
    </style:style>
    <style:style style:name="T3" style:family="text">
      <style:text-properties fo:font-weight="bold" style:font-weight-asian="bold" style:font-weight-complex="bold"/>
    </style:style>
    <style:style style:name="T4" style:family="text">
      <style:text-properties fo:font-weight="bold" officeooo:rsid="001c0359" style:font-weight-asian="bold" style:font-weight-complex="bold"/>
    </style:style>
    <style:style style:name="T5" style:family="text">
      <style:text-properties fo:font-weight="bold" officeooo:rsid="001acebd" style:font-weight-asian="bold" style:font-weight-complex="bold"/>
    </style:style>
    <style:style style:name="T6" style:family="text">
      <style:text-properties officeooo:rsid="001e6d13"/>
    </style:style>
    <style:style style:name="T7" style:family="text">
      <style:text-properties officeooo:rsid="00230ce6"/>
    </style:style>
    <style:style style:name="T8" style:family="text">
      <style:text-properties officeooo:rsid="0024f4c0"/>
    </style:style>
    <style:style style:name="T9" style:family="text">
      <style:text-properties officeooo:rsid="00267454"/>
    </style:style>
    <style:style style:name="T10" style:family="text">
      <style:text-properties officeooo:rsid="002be766"/>
    </style:style>
    <style:style style:name="T11" style:family="text">
      <style:text-properties officeooo:rsid="0031f3b9"/>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color="#ffffff"/>
    </style:style>
    <style:style style:name="T16" style:family="text">
      <style:text-properties fo:color="#ffffff" style:text-underline-style="solid" style:text-underline-width="auto" style:text-underline-color="font-color" fo:font-weight="bold"/>
    </style:style>
    <style:style style:name="T17" style:family="text">
      <style:text-properties fo:color="#ffffff" fo:font-style="itali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 library to use <text:span text:style-name="T6">UART over radio</text:span></text:p>
      <text:p text:style-name="P2"/>
      <text:p text:style-name="P2"><text:s/></text:p>
      <text:p text:style-name="P2"/>
      <text:p text:style-name="P2"/>
      <text:p text:style-name="P2"/>
      <text:p text:style-name="P2"/>
      <text:p text:style-name="P19"><text:span text:style-name="T9">with</text:span> a HC-12 module</text:p>
      <text:p text:style-name="P1"><text:span text:style-name="T4">(</text:span><text:span text:style-name="T3">a serial interface</text:span><text:span text:style-name="T5"> </text:span><text:span text:style-name="T3">using 433 Mhz radio</text:span><text:span text:style-name="T4">)</text:span></text:p>
      <text:p text:style-name="P18"><text:span text:style-name="T9">for</text:span> Raspberry Pi <text:span text:style-name="T2">and Arduino</text:span></text:p>
      <text:p text:style-name="P3"/>
      <text:p text:style-name="P17"/>
      <text:p text:style-name="P3">Irgendwann tauchte die Frage auf, ob es möglich ist mehrere Programme oder Instanzen von Programmen gleichzeitig zu nutzen, wenn diese über die von mir bevorzugte Bibliothek (pigpio) auf die GPIOs zugreifen.</text:p>
      <text:section text:style-name="Sect1" text:name="1254959427">
        <text:p text:style-name="Standard">Ganz so einfach war das dann doch nicht und so machte ich mich auf die Suche nach Alternativen.</text:p>
        <text:p text:style-name="Standard">Nach einigen Recherchen entdeckte ich dann eine Low-Level-API, die für meine Zwecke ideal ist.</text:p>
        <text:p text:style-name="Standard">Es ist problemlos möglich über diese API mehrere Anwendungen gleichzeitig laufen zu lassen. Zudem ist die API so tief angesiedelt, dass kaum Laufzeit-Verluste auftreten und vor allem werden keine root-Rechte benötigt.</text:p>
      </text:section>
      <text:section text:style-name="Sect1" text:name="1498037632">
        <text:p text:style-name="Standard">Das Ganze nennt sich GPIO UAPI uns ist wohl generell für Linux verfügbar.</text:p>
        <text:p text:style-name="Standard">Leider waren meine Recherchen nach einer guten Doku nicht von Erfolg gekrönt - die einzige brauchbare Informationsquelle scheint die zugehörige Include-Datei zu sein ( -&gt; <text:a xlink:type="simple" xlink:href="https://github.com/torvalds/linux/blob/master/include/uapi/linux/gpio.h" text:style-name="Internet_20_link" text:visited-style-name="Visited_20_Internet_20_Link">https://github.com/torvalds/linux/blob/master/include/uapi/linux/gpio.h</text:a> ).</text:p>
      </text:section>
      <text:section text:style-name="Sect1" text:name="1089251681">
        <text:p text:style-name="Standard">Ich habe versucht die einzelnen Funktionen sinnvoll zusammen zu fassen und das Ganze in eine eigene Bibliothek gepackt. Diese Library kann als statische oder dynamische Bibliothek erzeugt werden.</text:p>
        <text:p text:style-name="Standard">Die zugehörigen Source-Dateien inkl. Makefile stehen in meinem offenen Online-Repository zum Download bereit ( -&gt; <text:a xlink:type="simple" xlink:href="https://github.com/dreamshader/dsGPIO" text:style-name="Internet_20_link" text:visited-style-name="Visited_20_Internet_20_Link">https://github.com/dreamshader/dsGPIO</text:a> ).</text:p>
      </text:section>
      <text:p text:style-name="P3"/>
      <text:p text:style-name="P21"/>
      <text:section text:style-name="Sect1" text:name="1637578956">
        <text:section text:style-name="Sect1" text:name="1503436863">
          <text:p text:style-name="Standard"/>
          <text:section text:style-name="Sect1" text:name="1007444855">
            <text:p text:style-name="Standard"/>
            <text:section text:style-name="Sect1" text:name="1112882591">
              <text:p text:style-name="Standard">Die aktuelle Version der Bibliothek unterstützt nur die GPIOs der 40-Pin Headerleiste.</text:p>
              <text:p text:style-name="Standard">Ausserdem werden die Pins derzeit, unabhängig von der Pi-Version, in ihre BCM-Bezeichnungen gemapped. Das funktioniert zwar gut, könnte u.U. aber eine Fehlerquelle darstellen.</text:p>
              <text:p text:style-name="Standard">Eine weitere Version ist derzeit allerdings noch nicht geplant.</text:p>
            </text:section>
          </text:section>
        </text:section>
      </text:section>
      <text:section text:style-name="Sect1" text:name="1345080259">
        <text:p text:style-name="Standard"/>
        <text:section text:style-name="Sect1" text:name="1653966102">
          <text:p text:style-name="Standard"/>
          <text:section text:style-name="Sect1" text:name="1760785607">
            <text:p text:style-name="Standard"/>
            <text:section text:style-name="Sect1" text:name="1573787322">
              <text:p text:style-name="Standard"><text:span text:style-name="T16">Beschreibung der Funktionen:</text:span><text:line-break/></text:p>
            </text:section>
          </text:section>
        </text:section>
      </text:section>
      <text:section text:style-name="Sect1" text:name="1769146130">
        <text:p text:style-name="Standard"/>
        <text:section text:style-name="Sect1" text:name="1772489436">
          <text:p text:style-name="Standard"/>
          <text:section text:style-name="Sect1" text:name="1009284258">
            <text:p text:style-name="Standard"/>
            <text:section text:style-name="Sect1" text:name="1642046122">
              <text:p text:style-name="Standard"> </text:p>
            </text:section>
          </text:section>
        </text:section>
      </text:section>
      <text:section text:style-name="Sect1" text:name="1636300218">
        <text:p text:style-name="Standard"/>
        <text:section text:style-name="Sect1" text:name="1887293672">
          <text:p text:style-name="Standard"/>
          <text:section text:style-name="Sect1" text:name="1862370940">
            <text:p text:style-name="Standard"/>
            <text:section text:style-name="Sect1" text:name="1957078812">
              <text:p text:style-name="Standard"><text:span text:style-name="T15"> </text:span><text:span text:style-name="T17">Allgemeines</text:span></text:p>
            </text:section>
            <text:section text:style-name="Sect1" text:name="1775454166">
              <text:p text:style-name="Standard">Die Library hält eine Tabelle mit jeweils einem Eintrag für jeden GPIO der 40-Pin-Headerleiste vor.</text:p>
              <text:p text:style-name="Standard">Diese Tabelle hat folgende Struktur:</text:p>
            </text:section>
          </text:section>
        </text:section>
      </text:section>
      <text:section text:style-name="Sect1" text:name="1589768712">
        <text:p text:style-name="Standard"/>
        <text:section text:style-name="Sect1" text:name="1640831228">
          <text:p text:style-name="Standard"/>
          <text:section text:style-name="Sect1" text:name="1586513621">
            <text:p text:style-name="Standard"/>
            <text:section text:style-name="Sect1" text:name="1174365924">
              <text:p text:style-name="Standard">int</text:p>
            </text:section>
          </text:section>
          <text:section text:style-name="Sect1" text:name="1271421815">
            <text:p text:style-name="Standard"/>
            <text:section text:style-name="Sect1" text:name="1720062791">
              <text:p text:style-name="Standard">phys</text:p>
            </text:section>
          </text:section>
          <text:section text:style-name="Sect1" text:name="1310926603">
            <text:p text:style-name="Standard"/>
            <text:section text:style-name="Sect1" text:name="1327144845">
              <text:p text:style-name="Standard">Physikalische Pin-Nummer</text:p>
            </text:section>
          </text:section>
        </text:section>
      </text:section>
      <text:section text:style-name="Sect1" text:name="1782050127">
        <text:p text:style-name="Standard"/>
        <text:section text:style-name="Sect1" text:name="1358562373">
          <text:p text:style-name="Standard"/>
          <text:section text:style-name="Sect1" text:name="1855425432">
            <text:p text:style-name="Standard"/>
            <text:section text:style-name="Sect1" text:name="1040408160">
              <text:p text:style-name="Standard"><text:soft-page-break/>uint8_t</text:p>
            </text:section>
          </text:section>
          <text:section text:style-name="Sect1" text:name="1558643785">
            <text:p text:style-name="Standard"/>
            <text:section text:style-name="Sect1" text:name="1542769856">
              <text:p text:style-name="Standard">bcm</text:p>
            </text:section>
          </text:section>
          <text:section text:style-name="Sect1" text:name="1490159778">
            <text:p text:style-name="Standard"/>
            <text:section text:style-name="Sect1" text:name="1669634576">
              <text:p text:style-name="Standard">Broadcom Nummer des Pins<text:line-break/></text:p>
            </text:section>
          </text:section>
        </text:section>
      </text:section>
      <text:section text:style-name="Sect1" text:name="1245002020">
        <text:p text:style-name="Standard"/>
        <text:section text:style-name="Sect1" text:name="1985009890">
          <text:p text:style-name="Standard"/>
          <text:section text:style-name="Sect1" text:name="1443608087">
            <text:p text:style-name="Standard"/>
            <text:section text:style-name="Sect1" text:name="1912589348">
              <text:p text:style-name="Standard">int</text:p>
            </text:section>
          </text:section>
          <text:section text:style-name="Sect1" text:name="1546702468">
            <text:p text:style-name="Standard"/>
            <text:section text:style-name="Sect1" text:name="1821484451">
              <text:p text:style-name="Standard">fd</text:p>
            </text:section>
          </text:section>
          <text:section text:style-name="Sect1" text:name="1046121557">
            <text:p text:style-name="Standard"/>
            <text:section text:style-name="Sect1" text:name="1896766101">
              <text:p text:style-name="Standard">Handle des Pins<text:line-break/></text:p>
            </text:section>
          </text:section>
        </text:section>
      </text:section>
      <text:section text:style-name="Sect1" text:name="1601501193">
        <text:p text:style-name="Standard"/>
        <text:section text:style-name="Sect1" text:name="1103822269">
          <text:p text:style-name="Standard"/>
          <text:section text:style-name="Sect1" text:name="1611693838">
            <text:p text:style-name="Standard"/>
            <text:section text:style-name="Sect1" text:name="1730852028">
              <text:p text:style-name="Standard">pthread_t*</text:p>
            </text:section>
          </text:section>
          <text:section text:style-name="Sect1" text:name="1555003708">
            <text:p text:style-name="Standard"/>
            <text:section text:style-name="Sect1" text:name="1533168739">
              <text:p text:style-name="Standard">pCallback</text:p>
            </text:section>
          </text:section>
          <text:section text:style-name="Sect1" text:name="1660866398">
            <text:p text:style-name="Standard"/>
            <text:section text:style-name="Sect1" text:name="1472028343">
              <text:p text:style-name="Standard">Thread-Struktur des Callbacks<text:line-break/></text:p>
            </text:section>
          </text:section>
        </text:section>
      </text:section>
      <text:section text:style-name="Sect1" text:name="1414653046">
        <text:p text:style-name="Standard"/>
        <text:section text:style-name="Sect1" text:name="1307992984">
          <text:p text:style-name="Standard"/>
          <text:section text:style-name="Sect1" text:name="1336169074">
            <text:p text:style-name="Standard"/>
            <text:section text:style-name="Sect1" text:name="1416017255">
              <text:p text:style-name="Standard">struct _event_thread_arg*</text:p>
            </text:section>
          </text:section>
          <text:section text:style-name="Sect1" text:name="1756580964">
            <text:p text:style-name="Standard"/>
            <text:section text:style-name="Sect1" text:name="1279948576">
              <text:p text:style-name="Standard">pArgs</text:p>
            </text:section>
          </text:section>
          <text:section text:style-name="Sect1" text:name="1202500098">
            <text:p text:style-name="Standard"/>
            <text:section text:style-name="Sect1" text:name="1912411112">
              <text:p text:style-name="Standard">Pointer auf Thread-Argumente</text:p>
            </text:section>
          </text:section>
        </text:section>
      </text:section>
      <text:section text:style-name="Sect1" text:name="1681955346">
        <text:p text:style-name="Standard"/>
        <text:section text:style-name="Sect1" text:name="1606228616">
          <text:p text:style-name="Standard"/>
          <text:section text:style-name="Sect1" text:name="1280290795">
            <text:p text:style-name="Standard"/>
            <text:section text:style-name="Sect1" text:name="1990326570">
              <text:p text:style-name="Standard">Die Struktur vom Typ <text:span text:style-name="T12">struct _event_thread_arg</text:span>, die Argumente für den Callback-Thread beinhaltet, hat folgenden Aufbau:<text:line-break/></text:p>
            </text:section>
          </text:section>
        </text:section>
      </text:section>
      <text:section text:style-name="Sect1" text:name="1994809179">
        <text:p text:style-name="Standard"/>
        <text:section text:style-name="Sect1" text:name="1633848818">
          <text:p text:style-name="Standard"/>
          <text:section text:style-name="Sect1" text:name="1847599358">
            <text:p text:style-name="Standard"/>
            <text:section text:style-name="Sect1" text:name="1417169154">
              <text:p text:style-name="Standard">int</text:p>
            </text:section>
          </text:section>
          <text:section text:style-name="Sect1" text:name="1508109617">
            <text:p text:style-name="Standard"/>
            <text:section text:style-name="Sect1" text:name="1240598565">
              <text:p text:style-name="Standard">eventFlags</text:p>
            </text:section>
          </text:section>
          <text:section text:style-name="Sect1" text:name="1040072419">
            <text:p text:style-name="Standard"/>
            <text:section text:style-name="Sect1" text:name="1224305721">
              <text:p text:style-name="Standard">Auslösende Ereignisse des Callbacks</text:p>
            </text:section>
          </text:section>
        </text:section>
      </text:section>
      <text:section text:style-name="Sect1" text:name="1905622867">
        <text:p text:style-name="Standard"/>
        <text:section text:style-name="Sect1" text:name="1722177083">
          <text:p text:style-name="Standard"/>
          <text:section text:style-name="Sect1" text:name="1251691957">
            <text:p text:style-name="Standard"/>
            <text:section text:style-name="Sect1" text:name="1400421637">
              <text:p text:style-name="Standard">int</text:p>
            </text:section>
          </text:section>
          <text:section text:style-name="Sect1" text:name="1130851311">
            <text:p text:style-name="Standard"/>
            <text:section text:style-name="Sect1" text:name="1245825090">
              <text:p text:style-name="Standard">linefd</text:p>
            </text:section>
          </text:section>
          <text:section text:style-name="Sect1" text:name="1071189627">
            <text:p text:style-name="Standard"><text:soft-page-break/></text:p>
            <text:section text:style-name="Sect1" text:name="1752848852">
              <text:p text:style-name="Standard">Handle der "Leitung" zum GPIO</text:p>
            </text:section>
          </text:section>
        </text:section>
      </text:section>
      <text:section text:style-name="Sect1" text:name="1390495939">
        <text:p text:style-name="Standard"/>
        <text:section text:style-name="Sect1" text:name="1504420894">
          <text:p text:style-name="Standard"/>
          <text:section text:style-name="Sect1" text:name="1814998301">
            <text:p text:style-name="Standard"/>
            <text:section text:style-name="Sect1" text:name="1440420308">
              <text:p text:style-name="Standard">uint8_t</text:p>
            </text:section>
          </text:section>
          <text:section text:style-name="Sect1" text:name="1890768808">
            <text:p text:style-name="Standard"/>
            <text:section text:style-name="Sect1" text:name="1972478742">
              <text:p text:style-name="Standard">pin</text:p>
            </text:section>
          </text:section>
          <text:section text:style-name="Sect1" text:name="1520866932">
            <text:p text:style-name="Standard"/>
            <text:section text:style-name="Sect1" text:name="1170675409">
              <text:p text:style-name="Standard">Physikalische Pin-Nummer</text:p>
            </text:section>
          </text:section>
        </text:section>
      </text:section>
      <text:section text:style-name="Sect1" text:name="1949668136">
        <text:p text:style-name="Standard"/>
        <text:section text:style-name="Sect1" text:name="1929495007">
          <text:p text:style-name="Standard"/>
          <text:section text:style-name="Sect1" text:name="1773034684">
            <text:p text:style-name="Standard"/>
            <text:section text:style-name="Sect1" text:name="1419392692">
              <text:p text:style-name="Standard">pinCallback_t</text:p>
            </text:section>
          </text:section>
          <text:section text:style-name="Sect1" text:name="1291282057">
            <text:p text:style-name="Standard"/>
            <text:section text:style-name="Sect1" text:name="1634747781">
              <text:p text:style-name="Standard">callBack</text:p>
            </text:section>
          </text:section>
          <text:section text:style-name="Sect1" text:name="1493855605">
            <text:p text:style-name="Standard"/>
            <text:section text:style-name="Sect1" text:name="1738804953">
              <text:p text:style-name="Standard">Pointer auf die Callback-Funktion</text:p>
            </text:section>
          </text:section>
        </text:section>
      </text:section>
      <text:section text:style-name="Sect1" text:name="1176980318">
        <text:p text:style-name="Standard"/>
        <text:section text:style-name="Sect1" text:name="1226436251">
          <text:p text:style-name="Standard"/>
          <text:section text:style-name="Sect1" text:name="1337793593">
            <text:p text:style-name="Standard"/>
            <text:section text:style-name="Sect1" text:name="1370222369">
              <text:p text:style-name="Standard">void*<text:line-break/></text:p>
            </text:section>
          </text:section>
          <text:section text:style-name="Sect1" text:name="1384077057">
            <text:p text:style-name="Standard"/>
            <text:section text:style-name="Sect1" text:name="1572274115">
              <text:p text:style-name="Standard">pUserData</text:p>
            </text:section>
          </text:section>
          <text:section text:style-name="Sect1" text:name="1336289468">
            <text:p text:style-name="Standard"/>
            <text:section text:style-name="Sect1" text:name="1710653897">
              <text:p text:style-name="Standard">Zeiger auf Anwenderdaten</text:p>
            </text:section>
          </text:section>
        </text:section>
      </text:section>
      <text:section text:style-name="Sect1" text:name="1068801452">
        <text:p text:style-name="Standard"/>
        <text:section text:style-name="Sect1" text:name="1781878754">
          <text:p text:style-name="Standard"/>
          <text:section text:style-name="Sect1" text:name="1442037240">
            <text:p text:style-name="Standard"/>
            <text:section text:style-name="Sect1" text:name="1428132193">
              <text:p text:style-name="Standard">Gültige Werte für eventFlags:<text:line-break/></text:p>
            </text:section>
          </text:section>
        </text:section>
      </text:section>
      <text:section text:style-name="Sect1" text:name="1199291631">
        <text:p text:style-name="Standard"/>
        <text:section text:style-name="Sect1" text:name="1929493805">
          <text:p text:style-name="Standard"/>
          <text:section text:style-name="Sect1" text:name="1700008650">
            <text:p text:style-name="Standard"/>
            <text:section text:style-name="Sect1" text:name="1695731524">
              <text:p text:style-name="Standard">int</text:p>
            </text:section>
          </text:section>
          <text:section text:style-name="Sect1" text:name="1683799002">
            <text:p text:style-name="Standard"/>
            <text:section text:style-name="Sect1" text:name="1323870181">
              <text:p text:style-name="Standard">eventFlags</text:p>
            </text:section>
          </text:section>
          <text:section text:style-name="Sect1" text:name="1411503364">
            <text:p text:style-name="Standard"/>
            <text:section text:style-name="Sect1" text:name="1619432526">
              <text:p text:style-name="Standard">Auslösende Ereignisse des Callbacks</text:p>
            </text:section>
          </text:section>
        </text:section>
      </text:section>
      <text:section text:style-name="Sect1" text:name="1759116906">
        <text:p text:style-name="Standard"/>
        <text:section text:style-name="Sect1" text:name="1139200519">
          <text:p text:style-name="Standard"/>
          <text:section text:style-name="Sect1" text:name="1076930417">
            <text:p text:style-name="Standard"/>
            <text:section text:style-name="Sect1" text:name="1943055497">
              <text:p text:style-name="Horizontal_20_Line"><text:bookmark text:name="1323616295"/></text:p>
            </text:section>
          </text:section>
        </text:section>
      </text:section>
      <text:section text:style-name="Sect1" text:name="1966818349">
        <text:p text:style-name="Standard"/>
        <text:section text:style-name="Sect1" text:name="1024067701">
          <text:p text:style-name="Standard"/>
          <text:section text:style-name="Sect1" text:name="1873730974">
            <text:p text:style-name="Standard"/>
            <text:section text:style-name="Sect1" text:name="1454644520">
              <text:p text:style-name="P23">int pinLock( uint8_t pin, int mode )</text:p>
            </text:section>
          </text:section>
        </text:section>
      </text:section>
      <text:section text:style-name="Sect1" text:name="1257068090">
        <text:p text:style-name="Standard"/>
        <text:section text:style-name="Sect1" text:name="1210261525">
          <text:p text:style-name="Standard"/>
          <text:section text:style-name="Sect1" text:name="1104142171">
            <text:p text:style-name="Standard"/>
            <text:section text:style-name="Sect1" text:name="1145996442">
              <text:p text:style-name="Standard"><text:soft-page-break/>Fügt einen Pin zur aktuellen Pin-Liste hinzu.<text:line-break/></text:p>
            </text:section>
          </text:section>
        </text:section>
      </text:section>
      <text:section text:style-name="Sect1" text:name="1399039007">
        <text:p text:style-name="Standard"/>
        <text:section text:style-name="Sect1" text:name="1903533299">
          <text:p text:style-name="Standard"/>
          <text:section text:style-name="Sect1" text:name="1188322548">
            <text:p text:style-name="Standard"/>
            <text:section text:style-name="Sect1" text:name="1002628123">
              <text:p text:style-name="P23">Parameter</text:p>
            </text:section>
          </text:section>
        </text:section>
      </text:section>
      <text:section text:style-name="Sect1" text:name="1288542878">
        <text:p text:style-name="Standard"/>
        <text:section text:style-name="Sect1" text:name="1228948749">
          <text:p text:style-name="Standard"/>
          <text:section text:style-name="Sect1" text:name="1071814555">
            <text:p text:style-name="Standard"/>
            <text:section text:style-name="Sect1" text:name="1319575080">
              <text:p text:style-name="Standard">uint8_t</text:p>
            </text:section>
          </text:section>
          <text:section text:style-name="Sect1" text:name="1824613400">
            <text:p text:style-name="Standard"/>
            <text:section text:style-name="Sect1" text:name="1186586878">
              <text:p text:style-name="Standard">pin</text:p>
            </text:section>
          </text:section>
          <text:section text:style-name="Sect1" text:name="1581589590">
            <text:p text:style-name="Standard"/>
            <text:section text:style-name="Sect1" text:name="1323450556">
              <text:p text:style-name="Standard">Broadcom Nummer des Pins.<text:line-break/></text:p>
            </text:section>
          </text:section>
        </text:section>
      </text:section>
      <text:section text:style-name="Sect1" text:name="1356210845">
        <text:p text:style-name="Standard"/>
        <text:section text:style-name="Sect1" text:name="1020816526">
          <text:p text:style-name="Standard"/>
          <text:section text:style-name="Sect1" text:name="1771488575">
            <text:p text:style-name="Standard"/>
            <text:section text:style-name="Sect1" text:name="1899492340">
              <text:p text:style-name="Standard">int</text:p>
            </text:section>
          </text:section>
          <text:section text:style-name="Sect1" text:name="1678672026">
            <text:p text:style-name="Standard"/>
            <text:section text:style-name="Sect1" text:name="1254293120">
              <text:p text:style-name="Standard">mode</text:p>
            </text:section>
          </text:section>
          <text:section text:style-name="Sect1" text:name="1311026442">
            <text:p text:style-name="Standard"/>
            <text:section text:style-name="Sect1" text:name="1090651396">
              <text:p text:style-name="Standard">Als Eingang (DSGPIO_PIN_MODE_INPUT) oder Ausgang (DSGPIO_PIN_MODE_OUTPUT) verwenden.<text:line-break/></text:p>
            </text:section>
          </text:section>
        </text:section>
      </text:section>
      <text:section text:style-name="Sect1" text:name="1063354443">
        <text:p text:style-name="Standard"/>
        <text:section text:style-name="Sect1" text:name="1544938593">
          <text:p text:style-name="Standard"/>
          <text:section text:style-name="Sect1" text:name="1502897495">
            <text:p text:style-name="Standard"/>
            <text:section text:style-name="Sect1" text:name="1741417770">
              <text:p text:style-name="P23">Beschreibung</text:p>
            </text:section>
          </text:section>
        </text:section>
      </text:section>
      <text:section text:style-name="Sect1" text:name="1639921628">
        <text:p text:style-name="Standard"/>
        <text:section text:style-name="Sect1" text:name="1724058953">
          <text:p text:style-name="Standard"/>
          <text:section text:style-name="Sect1" text:name="1282554211">
            <text:p text:style-name="Standard"/>
            <text:section text:style-name="Sect1" text:name="1635534764">
              <text:p text:style-name="Standard">Fügt einen Pin zur aktuellen Pin-Liste hinzu.<text:line-break/></text:p>
            </text:section>
          </text:section>
        </text:section>
      </text:section>
      <text:section text:style-name="Sect1" text:name="1016785353">
        <text:p text:style-name="Standard"/>
        <text:section text:style-name="Sect1" text:name="1370273203">
          <text:p text:style-name="Standard"/>
          <text:section text:style-name="Sect1" text:name="1600700821">
            <text:p text:style-name="Standard"/>
            <text:section text:style-name="Sect1" text:name="1121053537">
              <text:p text:style-name="Horizontal_20_Line"><text:bookmark text:name="1686771385"/></text:p>
            </text:section>
          </text:section>
        </text:section>
      </text:section>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rk Schanz</meta:initial-creator>
    <meta:creation-date>2018-07-24T20:28:21.243411937</meta:creation-date>
    <dc:date>2019-02-27T15:18:14.161823229</dc:date>
    <dc:creator>Dirk Schanz</dc:creator>
    <meta:editing-duration>PT10H6M55S</meta:editing-duration>
    <meta:editing-cycles>21</meta:editing-cycles>
    <meta:generator>LibreOffice/6.0.7.3$Linux_X86_64 LibreOffice_project/00m0$Build-3</meta:generator>
    <meta:document-statistic meta:table-count="0" meta:image-count="0" meta:object-count="0" meta:page-count="5" meta:paragraph-count="67" meta:word-count="387" meta:character-count="2782" meta:non-whitespace-character-count="2446"/>
  </office:meta>
</office:document-meta>
</file>